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1" fo:font-size="24pt" fo:text-shadow="1pt 1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2.062cm" fo:margin-right="0cm" fo:line-height="100%" fo:text-align="center" fo:text-indent="-2.062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line-height="100%" fo:text-align="center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2.062cm" fo:margin-right="0cm" fo:line-height="100%" fo:text-align="center" fo:text-indent="-2.062cm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text-properties fo:color="#ffffff" style:font-name="Segoe UI1" fo:font-size="24pt" fo:text-shadow="1pt 1pt" style:font-size-asian="24pt" style:font-size-complex="24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T6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1" fo:font-size="24pt" fo:text-shadow="1pt 1pt" style:font-size-asian="24pt" style:font-size-complex="24pt"/>
    </style:style>
    <style:style style:name="T9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47cm">
          <draw:text-box>
            <text:p text:style-name="P1"><text:span text:style-name="T1">HYMN #891</text:span></text:p>
            <text:p text:style-name="P1"><text:span text:style-name="T2">“</text:span><text:span text:style-name="T2">O Light Whose Splend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6.305cm" svg:x="1.524cm" svg:y="0.762cm">
          <draw:text-box>
            <text:p text:style-name="P4"><text:span text:style-name="T3">1. </text:span><text:span text:style-name="T4">O Light whose splendor thrills and gladdens</text:span></text:p>
            <text:p text:style-name="P4"><text:span text:style-name="T4">With radiance brighter than the sun,</text:span></text:p>
            <text:p text:style-name="P4"><text:span text:style-name="T4">Pure gleam of God’s unending glory,</text:span></text:p>
            <text:p text:style-name="P4"><text:span text:style-name="T4">O Jesus, blest Anointed On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146cm" svg:height="6.305cm" svg:x="1.524cm" svg:y="1.016cm">
          <draw:text-box>
            <text:p text:style-name="P4"><text:span text:style-name="T3">2. </text:span><text:span text:style-name="T5">As twilight hovers near at sunset,</text:span></text:p>
            <text:p text:style-name="P4"><text:span text:style-name="T5">And lamps are lit, and children nod,</text:span></text:p>
            <text:p text:style-name="P4"><text:span text:style-name="T5">In evening hymns we lift our voices</text:span></text:p>
            <text:p text:style-name="P4"><text:span text:style-name="T5">To Father, Spirit, Son: one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9" draw:layer="layout" svg:width="25.146cm" svg:height="13.023cm" svg:x="1.524cm" svg:y="1.016cm">
          <draw:text-box>
            <text:p text:style-name="P7"><text:span text:style-name="T6">3. </text:span><text:span text:style-name="T7">In all life’s brilliant timeless moments,</text:span></text:p>
            <text:p text:style-name="P7"><text:span text:style-name="T7">Let faithful voices sing Your praise,</text:span></text:p>
            <text:p text:style-name="P7"><text:span text:style-name="T7">O Son of God, our Life-bestower,</text:span></text:p>
            <text:p text:style-name="P7"><text:span text:style-name="T7">Whose glory lightens endless days.</text:span></text:p>
            <text:p text:style-name="P8"><text:span text:style-name="T8"><text:line-break/></text:span><text:span text:style-name="T8"/></text:p>
            <text:p text:style-name="P8"><text:span text:style-name="T9"><text:s text:c="4"/></text:span><text:span text:style-name="T9">© 1989 Hope Publishing Co. </text:span></text:p>
            <text:p text:style-name="P8"><text:span text:style-name="T9"><text:s text:c="4"/></text:span><text:span text:style-name="T9">Used by permission: </text:span></text:p>
            <text:p text:style-name="P8"><text:span text:style-name="T9"><text:s text:c="4"/></text:span><text:span text:style-name="T9">LSB Hymn License</text:span></text:p>
            <text:p text:style-name="P8"><text:span text:style-name="T9"><text:s text:c="4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04:11.683000000</meta:creation-date>
    <dc:title>Hymn template</dc:title>
    <meta:editing-duration>PT46M36S</meta:editing-duration>
    <meta:editing-cycles>5</meta:editing-cycles>
    <meta:generator>LibreOffice/6.1.3.2$Windows_X86_64 LibreOffice_project/86daf60bf00efa86ad547e59e09d6bb77c699acb</meta:generator>
    <meta:initial-creator>Arthur Hoch</meta:initial-creator>
    <dc:date>2019-01-18T16:39:36.057000000</dc:date>
    <meta:document-statistic meta:object-count="81"/>
    <meta:template xlink:type="simple" xlink:actuate="onRequest" xlink:title="Hymn template" xlink:href="../../AppData/Roaming/LibreOffice/4/user/template/Worship%20Templsates/Hymn%20template.otp" meta:date="2014-10-18T10:04:11.325000000"/>
  </office:meta>
</office:document-meta>
</file>